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cedenceQueryParser.parse( String expr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ecedenceQueryParser.jj_rescan_tok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ecedenceQueryParser.getBooleanQuery( List clau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dis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cedenceQueryParser.PrecedenceQueryParser( Char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edenceQueryParser.Conjunct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ecedenceQueryParser.addClause( List clauses , int conj , int modifier , Query q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cedenceQueryParser.getToken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edenceQueryParser.getFieldQuery( String field , String queryTex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recedenceQueryParser.getBooleanQuery( Vector clauses , boolean disableCo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addClause( Vector clauses , int conj , int modifier , Query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setDefaultOperator( Operator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jj_la1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getFieldQuery( String field , String queryText , int sl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cedenceQueryParser.escape( String 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ecedenceQueryParser.getFuzzyQuery( String field , String termStr , float minSimi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.jj_add_error_token( int kind , int po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ecedenceQueryParser.setLowercaseExpandedTerms( boolean lowercaseExpanded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.Operat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setFuzzyPrefixLength( int fuzzyPrefi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getFuzzyMinS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Query( String field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PrecedenceQueryParser.getPhraseSl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getWildcardQuery( String field , String term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.setPhraseSlop( int phraseSl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getBooleanQuery( List clauses , boolean disableCoo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cedenceQueryParser.jj_3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cedenceQueryParser.setFuzzyMinSim( float fuzzyMinS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getBooleanQuery( Vector clau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generateParseExcep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recedenceQueryParser.get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.jj_consume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ecedenceQueryParser.jj_2_1( int xl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cedenceQueryParser.getLowercaseExpanded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PrecedenceQueryParser( PrecedenceQuery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edenceQueryParser.ReInit( Char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edenceQueryParser.PrecedenceQueryParser( String f , Analyz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cedenceQueryParser.getFuzzyPrefi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jj_nt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cedenceQueryParser.getPrefixQuery( String field , String term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.getRangeQuery( String field , String part1 , String part2 , boolean inclusi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ecedenceQueryParser.jj_save( int index , int xl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edenceQueryPars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getDefaul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andExpression( String fie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ecedenceQueryParser.ReInit( PrecedenceQuery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edenceQueryParser.Term( String field )</text:p>
          </table:table-cell>
          <table:table-cell office:value-type="float" office:value="61">
            <text:p text:style-name="Table_20_Contents">61</text:p>
          </table:table-cell>
          <table:table-cell office:value-type="float" office:value="52">
            <text:p text:style-name="Table_20_Contents">52</text:p>
          </table:table-cell>
          <table:table-cell office:value-type="float" office:value="237">
            <text:p text:style-name="Table_20_Contents">237</text:p>
          </table:table-cell>
        </table:table-row>
        <table:table-row>
          <table:table-cell office:value-type="string">
            <text:p text:style-name="Table_20_Contents">PrecedenceQueryPars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.discardEscapeChar( String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cedenceQueryParser.Modifie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recedenceQueryPars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cedenceQueryParser.jj_scan_token( int ki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ecedenceQueryParser.Clause( String fiel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">
            <text:p text:style-name="Table_20_Contents">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recedenceQueryParser.en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